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8.80533333333333cm"/>
    </style:style>
    <style:style style:name="co3" style:family="table-column">
      <style:table-column-properties fo:break-before="auto" style:column-width="4.3815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105.6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264pt" style:use-optimal-row-height="true" fo:break-before="auto"/>
    </style:style>
    <style:style style:name="ro9" style:family="table-row">
      <style:table-row-properties style:row-height="145.2pt" style:use-optimal-row-height="true" fo:break-before="auto"/>
    </style:style>
    <style:style style:name="ro10" style:family="table-row">
      <style:table-row-properties style:row-height="118.8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[Angela Claude/ 2 hours 5 minutes]</text:p>
          </table:table-cell>
          <table:table-cell office:value-type="string" table:style-name="ce12">
            <text:p>C_1760_004D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1</text:p>
          </table:table-cell>
          <table:table-cell office:value-type="string" table:style-name="ce11">
            <text:p>1,,enslaved,Boy, &amp; 1,,enslaved,Girl,,</text:p>
          </table:table-cell>
          <table:table-cell office:value-type="string" table:style-name="ce19">
            <text:p>John Glassford, Glasgow LNU, Celia LNU</text:p>
          </table:table-cell>
          <table:table-cell table:style-name="ce1"/>
          <table:table-cell office:value-type="string" table:style-name="ce1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70</text:p>
          </table:table-cell>
          <table:table-cell table:number-columns-repeated="2"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Mr John Glassford 1 Negro Boy &amp; 1 Negro Girl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2.25,yard,blue,Duffill,12/6.75 //</text:p>
            <text:p>0.5,yard,,Shalloon,,10.5 //</text:p>
            <text:p>1,ounce,,thread,,3.25 //<text:s/></text:p>
            <text:p>2,stick,,mohair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2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3">
            <text:p>Reviewer1: Molly Kerr/0.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2,dozen,,buttons,,9d //<text:s/></text:p>
            <text:p>1.5,yard,,Drugget,,3/3 //<text:s/></text:p>
            <text:p>1,yard,,Sheeting,,1/3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,,,making,, [1,Great,Coat, &amp; 2,Pair,Breeches]</text:p>
          </table:table-cell>
          <table:table-cell office:value-type="string" table:style-name="ce19">
            <text:p>John McIntosh</text:p>
          </table:table-cell>
          <table:table-cell table:style-name="ce1"/>
          <table:table-cell office:value-type="string" table:style-name="ce1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John McIntosh for making a Great Coat &amp; a Pair of Breeches &amp; 1 &lt;more&gt; Breeches</text:p>
          </table:table-cell>
          <table:table-cell table:number-columns-repeated="16347"/>
        </table:table-row>
        <table:table-row table:style-name="ro3">
          <table:table-cell office:value-type="string" table:style-name="ce13">
            <text:p>Reviewer2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,pair,Leather,Breeches,,2/11 // 3,yard,,osnaburg,2/4.5 //</text:p>
            <text:p>1,pair,,buckles,,4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7 .5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5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,,Chest,Lock,,1/1 //<text:s/></text:p>
            <text:p>,,,making,,3/9 [1,Box]</text:p>
          </table:table-cell>
          <table:table-cell office:value-type="string" table:style-name="ce19">
            <text:p>// Negro Jack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9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1 Chest Lock 1/1 <text:s text:c="3"/>To Negro Jack for making a Box 3/9</text:p>
          </table:table-cell>
          <table:table-cell table:number-columns-repeated="16347"/>
        </table:table-row>
        <table:table-row table:style-name="ro5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,pair,,Stockings, &amp; ,,,making,, [1,Shirt]</text:p>
          </table:table-cell>
          <table:table-cell office:value-type="string" table:style-name="ce19">
            <text:p>Elizabeth Fallen</text:p>
          </table:table-cell>
          <table:table-cell table:style-name="ce1"/>
          <table:table-cell office:value-type="string" table:style-name="ce1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Mrs Fallen for 1 Pair Stockings &amp; making a Shirt (42)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,pair,,Shoes,,</text:p>
          </table:table-cell>
          <table:table-cell office:value-type="string" table:style-name="ce20">
            <text:p>Richard Wilson</text:p>
          </table:table-cell>
          <table:table-cell table:style-name="ce1"/>
          <table:table-cell office:value-type="string" table:style-name="ce1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0a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,,Rug,,7/:</text:p>
          </table:table-cell>
          <table:table-cell office:value-type="string" table:style-name="ce20">
            <text:p>Glasgow LNU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1 Rug for the Boy 7/:</text:p>
          </table:table-cell>
          <table:table-cell table:number-columns-repeated="16347"/>
        </table:table-row>
        <table:table-row table:style-name="ro6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0b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1,pair,Damaged,Shoes,,4/:</text:p>
          </table:table-cell>
          <table:table-cell office:value-type="string" table:style-name="ce20">
            <text:p>Glasgow LNU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1 [Pair] Damnifyd [Damaged] Shoes for Glasgow 4/: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2.5,yard,Cloth*Colored,Duffill,,11/: // 3,yard,,osnaburg,,2/3 //<text:s/></text:p>
            <text:p>1.25,yard,,Shalloon,,2/6 //<text:s/></text:p>
            <text:p>2,ounce,,thread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6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.5,dozen,Large,Buttons, &amp; .5,dozen,Small,Buttons,, 1/: //<text:s/></text:p>
            <text:p>2,stick,,mohair,,7d //</text:p>
            <text:p>0.5,yard,,Buckram,,7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2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7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,,,making,, [1,,Coat, &amp; 1,pair,Breeches]</text:p>
          </table:table-cell>
          <table:table-cell office:value-type="string" table:style-name="ce20">
            <text:p>John McIntosh, Glasgow LNU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John McIntosh for making a Coat &amp; a Pr [Pair] [of] Breeches for Glasgow<text:s/>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2</text:p>
          </table:table-cell>
          <table:table-cell office:value-type="string" table:style-name="ce11">
            <text:p>3.5,yard,,osnaburg,,3/6 //<text:s/></text:p>
            <text:p>,,,making,, [2,,shirts]</text:p>
          </table:table-cell>
          <table:table-cell office:value-type="string" table:style-name="ce20">
            <text:p>Glasgow LNU, Elizabeth Fallen // Glasgow LNU, Elizabeth Fallen</text:p>
          </table:table-cell>
          <table:table-cell table:style-name="ce1"/>
          <table:table-cell office:value-type="string" table:style-name="ce11">
            <text:p>// 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5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text:s/>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1,pair,Mens,Shoes,,5/6 //<text:s/></text:p>
            <text:p>15,yard,,osnaburg,,13/9 //<text:s/></text:p>
            <text:p>7,yard,,Dowlass,,10/: //<text:s/></text:p>
            <text:p>1,,Felt,hat,,3/6 //<text:s/></text:p>
            <text:p>0.25,pound,brown,thread,,9d //<text:s/></text:p>
            <text:p>2,dozen,,Buttons,,1/3</text:p>
          </table:table-cell>
          <table:table-cell office:value-type="string" table:style-name="ce20">
            <text:p>Milford LNU // Milford LNU // Milford LNU // Milford LNU // Milford LNU // Milforn LNU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9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8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1,,enslaved,Man,,</text:p>
          </table:table-cell>
          <table:table-cell office:value-type="string" table:style-name="ce20">
            <text:p>Catesby Cocke, Archibald Henderson, Milford LNU</text:p>
          </table:table-cell>
          <table:table-cell office:value-type="string" table:style-name="ce20">
            <text:p>Quantico Store</text:p>
          </table:table-cell>
          <table:table-cell office:value-type="string" table:style-name="ce11">
            <text:p>13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00</text:p>
          </table:table-cell>
          <table:table-cell table:number-columns-repeated="2"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Quantico Store Cash paid Catesby Cocke by A [Archibald] Henderson for a Negro Man named Milford<text:s/></text:p>
            <text:p>Given purchase associated with Quantico Store, more likely Archibald, not Alexander, Henderson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To Catesby Cocke for hire of Milford before he was bought by the Quantico Store</text:p>
          </table:table-cell>
          <table:table-cell office:value-type="string" table:style-name="ce20">
            <text:p>Catesby Cocke, Milford LNU</text:p>
          </table:table-cell>
          <table:table-cell table:style-name="ce1"/>
          <table:table-cell office:value-type="string" table:style-name="ce11">
            <text:p>9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15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6,yard,,osnaburg,,6/: //<text:s/></text:p>
            <text:p>,,,making,, [2,,Shirts]</text:p>
          </table:table-cell>
          <table:table-cell office:value-type="string" table:style-name="ce20">
            <text:p>Glasgow LNU, Elizabeth Fallen // Glasgow LNU, Elizabeth Fallen</text:p>
          </table:table-cell>
          <table:table-cell table:style-name="ce1"/>
          <table:table-cell office:value-type="string" table:style-name="ce13">
            <text:p>// 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8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9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4</text:p>
          </table:table-cell>
          <table:table-cell office:value-type="string" table:style-name="ce21">
            <text:p>3.5,yard,,Bearskin,,9/10 //<text:s/></text:p>
            <text:p>2.5,yard,white*worsted,Shag,,5/: //</text:p>
            <text:p>1.5,yard,blue*German,Serge,,6/: //</text:p>
            <text:p>4,yard,,osnaburg,,2/4 //</text:p>
            <text:p>0.5,yard,,Shalloon,,1/6 //<text:s/></text:p>
            <text:p>4,yard,,Tape,,2d //<text:s/></text:p>
            <text:p>4,stick,,mohair,,8d //<text:s/></text:p>
            <text:p>3,ounce,,thread,,6d //</text:p>
            <text:p>0.25,yard,,Buckram,,2d //<text:s/></text:p>
            <text:p>24,,Large,Buttons, &amp; 24,,small,Buttons,,1/6 //</text:p>
            <text:p>70%,,,Total,,27/7</text:p>
          </table:table-cell>
          <table:table-cell office:value-type="string" table:style-name="ce20">
            <text:p>Milford LNU // Milford LNU // Milford LNU // Milford LNU // Milford LNU // Milforn LNU // Milford LNU // Milford LNU // Milford LNU // Milford LNU //</text:p>
          </table:table-cell>
          <table:table-cell table:style-name="ce1"/>
          <table:table-cell office:value-type="string" table:style-name="ce13">
            <text:p>-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10.5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4</text:p>
          </table:table-cell>
          <table:table-cell office:value-type="string" table:style-name="ce11">
            <text:p>,,,making,, [1,Great, Coat, &amp; 1,,Jacket, &amp; 1,pair,Breeches]</text:p>
          </table:table-cell>
          <table:table-cell office:value-type="string" table:style-name="ce20">
            <text:p>John McIntosh, Milford LNU</text:p>
          </table:table-cell>
          <table:table-cell table:style-name="ce1"/>
          <table:table-cell office:value-type="string" table:style-name="ce13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8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John McIntosh for making the above a Great Coat, Jacket, and Breeches for Milford (34)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20</text:p>
          </table:table-cell>
          <table:table-cell office:value-type="string" table:style-name="ce11">
            <text:p>1,pair,Mens,Shoes,,3/: //<text:s/></text:p>
            <text:p>1,pair,thread,Stockings,,1/6 //<text:s/></text:p>
            <text:p>0.5,yard,,osnaburg,,3d //<text:s/></text:p>
            <text:p>1,pair,,buckles,,3.75</text:p>
          </table:table-cell>
          <table:table-cell office:value-type="string" table:style-name="ce20">
            <text:p>Milford LNU // Milford LNU // Milford LNU // Milford LNU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2,Side,Tanned,Leather,,</text:p>
          </table:table-cell>
          <table:table-cell office:value-type="string" table:style-name="ce20">
            <text:p>Humphrey Peake</text:p>
          </table:table-cell>
          <table:table-cell table:style-name="ce1"/>
          <table:table-cell office:value-type="string" table:style-name="ce13">
            <text:p>123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5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,pair,,Stockings,,</text:p>
          </table:table-cell>
          <table:table-cell office:value-type="string" table:style-name="ce20">
            <text:p>Elizabeth Fallen, Glasgow LNU</text:p>
          </table:table-cell>
          <table:table-cell table:style-name="ce1"/>
          <table:table-cell office:value-type="string" table:style-name="ce13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5</text:p>
          </table:table-cell>
          <table:table-cell office:value-type="string" table:style-name="ce11">
            <text:p>1,pair,Shoe,boots,,27/:2 //<text:s/></text:p>
            <text:p>1,pair,,Garters,,8d //<text:s/></text:p>
            <text:p>,,,Cash,,4/: [1,pair,thick,Stockings] <text:s/>//<text:s/></text:p>
            <text:p>1,,,Rug,,14/:</text:p>
          </table:table-cell>
          <table:table-cell office:value-type="string" table:style-name="ce20">
            <text:p>Milford LNU // Milford LNU // Cash Account, Milford LNU // Milford LNU</text:p>
          </table:table-cell>
          <table:table-cell table:style-name="ce1"/>
          <table:table-cell office:value-type="string" table:style-name="ce13">
            <text:p>// // 145 //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10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Shoe boots?</text:p>
          </table:table-cell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9</text:p>
          </table:table-cell>
          <table:table-cell office:value-type="string" table:style-name="ce21">
            <text:p>4.25,yard,damaged,Frieze,,4/3 //<text:s/></text:p>
            <text:p>1,ounce,,thread,,2d //<text:s/></text:p>
            <text:p>3.5,yard,,Pleiding,,2/4 //<text:s/></text:p>
            <text:p>1,stick,,mohair,,2d //<text:s/></text:p>
            <text:p>1.5,yard,,osnaburg,,9.75d //</text:p>
            <text:p>12,,Large*metal,Buttons, &amp; 12,,small*metal,Buttons,,9d<text:s text:c="3"/></text:p>
            <text:p>a Coat for Glasgow</text:p>
          </table:table-cell>
          <table:table-cell office:value-type="string" table:style-name="ce20">
            <text:p>Glasgow LNU</text:p>
          </table:table-cell>
          <table:table-cell table:style-name="ce1"/>
          <table:table-cell office:value-type="string" table:style-name="ce13">
            <text:p>-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5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For what was the additional 6/: attributed?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,,,making,, [1,,Coat, &amp; 1,pair,Breeches]</text:p>
          </table:table-cell>
          <table:table-cell office:value-type="string" table:style-name="ce20">
            <text:p>John McIntosh, Glasgow LNU</text:p>
          </table:table-cell>
          <table:table-cell table:style-name="ce1"/>
          <table:table-cell office:value-type="string" table:style-name="ce13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table:style-name="ce11"/>
          <table:table-cell office:value-type="string" table:style-name="ce20">
            <text:p>General Charges</text:p>
          </table:table-cell>
          <table:table-cell table:style-name="ce1"/>
          <table:table-cell office:value-type="string" table:style-name="ce13">
            <text:p>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19</text:p>
          </table:table-cell>
          <table:table-cell office:value-type="string" table:style-name="ce17">
            <text:p>7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94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1</text:p>
          </table:table-cell>
          <table:table-cell office:value-type="string" table:style-name="ce11">
            <text:p>,,,Horses Value,,</text:p>
          </table:table-cell>
          <table:table-cell office:value-type="string" table:style-name="ce20">
            <text:p>John Glassford</text:p>
          </table:table-cell>
          <table:table-cell table:style-name="ce1"/>
          <table:table-cell office:value-type="string" table:style-name="ce1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5" table:style-name="ce1"/>
          <table:table-cell office:value-type="string" table:style-name="ce17">
            <text:p>Virginia</text:p>
          </table:table-cell>
          <table:table-cell office:value-type="string" table:style-name="ce17">
            <text:p>50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4</text:p>
          </table:table-cell>
          <table:table-cell office:value-type="string" table:style-name="ce22">
            <text:p>1.5,Bushel,,Salt,,3/9 //<text:s/></text:p>
            <text:p>1.75,yard,,osnaburg,,1/9<text:s/></text:p>
            <text:p>[3,Bushel,Oats]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text:s/>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22</text:p>
          </table:table-cell>
          <table:table-cell office:value-type="string" table:style-name="ce22">
            <text:p>,,,Cash,,3/9 [Shoeing] //<text:s/></text:p>
            <text:p>,,,Cash,,14/8 [440,pound,Fodder,3/4,14/8]</text:p>
          </table:table-cell>
          <table:table-cell office:value-type="string" table:style-name="ce19">
            <text:p>Cash Account // Cash Account</text:p>
          </table:table-cell>
          <table:table-cell table:style-name="ce1"/>
          <table:table-cell office:value-type="string" table:style-name="ce13">
            <text:p>14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8</text:p>
          </table:table-cell>
          <table:table-cell office:value-type="string" table:style-name="ce17">
            <text:p>5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1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3000,pound,,Hay,3/:,4..10..0 //<text:s/></text:p>
            <text:p>,,,Waggonage of Hay,,1..2..6<text:s text:c="2"/></text:p>
          </table:table-cell>
          <table:table-cell office:value-type="string" table:style-name="ce19">
            <text:p>John Ford // Adam Fong</text:p>
          </table:table-cell>
          <table:table-cell table:style-name="ce1"/>
          <table:table-cell office:value-type="string" table:style-name="ce13">
            <text:p>27 // 4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2</text:p>
          </table:table-cell>
          <table:table-cell office:value-type="string" table:style-name="ce11">
            <text:p>,,,Shoeing,,<text:s/></text:p>
          </table:table-cell>
          <table:table-cell office:value-type="string" table:style-name="ce19">
            <text:p>Benjamin Grayson</text:p>
          </table:table-cell>
          <table:table-cell table:style-name="ce1"/>
          <table:table-cell office:value-type="string" table:style-name="ce13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2</text:p>
          </table:table-cell>
          <table:table-cell table:style-name="ce17"/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16</text:p>
          </table:table-cell>
          <table:table-cell office:value-type="string" table:style-name="ce22">
            <text:p>Cash paid Thomas Cockrill for a Bay Horse 14 hands height Branded on the rear Buttock IC and 5 years old this season</text:p>
          </table:table-cell>
          <table:table-cell office:value-type="string" table:style-name="ce20">
            <text:p>Thomas Cockrill, Cash Account</text:p>
          </table:table-cell>
          <table:table-cell table:style-name="ce1"/>
          <table:table-cell office:value-type="string" table:style-name="ce13">
            <text:p>16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20</text:p>
          </table:table-cell>
          <table:table-cell table:number-columns-repeated="2"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Grass?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,,,Cash,, [Shoeing]</text:p>
          </table:table-cell>
          <table:table-cell office:value-type="string" table:style-name="ce20">
            <text:p>Cash Account</text:p>
          </table:table-cell>
          <table:table-cell table:style-name="ce1"/>
          <table:table-cell office:value-type="string" table:style-name="ce13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,,,Cash,,15/: [Taking up the Horse] //<text:s/></text:p>
            <text:p>,,,Cash,,3/9 [Shoeing]</text:p>
          </table:table-cell>
          <table:table-cell office:value-type="string" table:style-name="ce20">
            <text:p>Cash Account, Jeremiah Cockrill // Cash Account</text:p>
          </table:table-cell>
          <table:table-cell table:style-name="ce1"/>
          <table:table-cell office:value-type="string" table:style-name="ce13">
            <text:p>17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8</text:p>
          </table:table-cell>
          <table:table-cell office:value-type="string" table:style-name="ce17">
            <text:p>9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,,,Cash,, [Shoeing]</text:p>
          </table:table-cell>
          <table:table-cell office:value-type="string" table:style-name="ce20">
            <text:p>Cash Account</text:p>
          </table:table-cell>
          <table:table-cell table:style-name="ce1"/>
          <table:table-cell office:value-type="string" table:style-name="ce13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table:style-name="ce17"/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,,Marsh cut,Hay,,</text:p>
          </table:table-cell>
          <table:table-cell office:value-type="string" table:style-name="ce20">
            <text:p>Benjamin Grayson</text:p>
          </table:table-cell>
          <table:table-cell office:value-type="string" table:style-name="ce20">
            <text:p>Grayson's Marsh</text:p>
          </table:table-cell>
          <table:table-cell office:value-type="string" table:style-name="ce13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,,,Cash,1/3, [50,Bushel,Oats]</text:p>
          </table:table-cell>
          <table:table-cell office:value-type="string" table:style-name="ce20">
            <text:p>Cash Account</text:p>
          </table:table-cell>
          <table:table-cell table:style-name="ce1"/>
          <table:table-cell office:value-type="string" table:style-name="ce13">
            <text:p>14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24</text:p>
          </table:table-cell>
          <table:table-cell office:value-type="string" table:style-name="ce11">
            <text:p>,,,Cash,, [Shoeing]</text:p>
          </table:table-cell>
          <table:table-cell office:value-type="string" table:style-name="ce20">
            <text:p>Cash Account</text:p>
          </table:table-cell>
          <table:table-cell table:style-name="ce1"/>
          <table:table-cell office:value-type="string" table:style-name="ce13">
            <text:p>14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3</text:p>
          </table:table-cell>
          <table:table-cell office:value-type="string" table:style-name="ce11">
            <text:p>,,,Cash,, [Shoeing]</text:p>
          </table:table-cell>
          <table:table-cell office:value-type="string" table:style-name="ce20">
            <text:p>Alexander Henderson</text:p>
          </table:table-cell>
          <table:table-cell office:value-type="string" table:style-name="ce20">
            <text:p>Quantico Store</text:p>
          </table:table-cell>
          <table:table-cell office:value-type="string" table:style-name="ce13">
            <text:p>13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table:style-name="ce17"/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Quantico Store Cash paid by Alexander Henderson sometime ago for Shoeing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1,Barrel,,Corn,,10/: //<text:s/></text:p>
            <text:p>,,,Cash,,3/9 [Shoeing]</text:p>
          </table:table-cell>
          <table:table-cell office:value-type="string" table:style-name="ce20">
            <text:p>John Linton // Cash Account</text:p>
          </table:table-cell>
          <table:table-cell table:style-name="ce1"/>
          <table:table-cell office:value-type="string" table:style-name="ce11">
            <text:p>87, 14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9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7</text:p>
          </table:table-cell>
          <table:table-cell office:value-type="string" table:style-name="ce11">
            <text:p>,,,Cash,,3/9 [Shoeing] //<text:s/></text:p>
            <text:p>1,Bushel,,Salt,,1/6 //<text:s/></text:p>
            <text:p>1,quart,,Rum,,1/3 [Corn]</text:p>
          </table:table-cell>
          <table:table-cell office:value-type="string" table:style-name="ce20">
            <text:p>Cash Account // //<text:s/></text:p>
          </table:table-cell>
          <table:table-cell table:style-name="ce1"/>
          <table:table-cell office:value-type="string" table:style-name="ce13">
            <text:p>14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10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790,pound,,Hay,,2..13..8.5 //<text:s/></text:p>
            <text:p>,,,Waggoning Hay,,15/:</text:p>
          </table:table-cell>
          <table:table-cell office:value-type="string" table:style-name="ce20">
            <text:p>George Nickols //<text:s/></text:p>
          </table:table-cell>
          <table:table-cell office:value-type="string" table:style-name="ce20">
            <text:p>// Saw Mill Concern</text:p>
          </table:table-cell>
          <table:table-cell office:value-type="string" table:style-name="ce11">
            <text:p>91, 139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8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To George Nickols for 1790 pounds Hay £2..13..8 ½ <text:s text:c="3"/>To Saw Mill concern for Waggoning Hay 15/:<text:s/>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5</text:p>
          </table:table-cell>
          <table:table-cell office:value-type="string" table:style-name="ce11">
            <text:p>,,,Cash,, [Shoeing]</text:p>
          </table:table-cell>
          <table:table-cell office:value-type="string" table:style-name="ce20">
            <text:p>Cash Account</text:p>
          </table:table-cell>
          <table:table-cell table:style-name="ce1"/>
          <table:table-cell office:value-type="string" table:style-name="ce13">
            <text:p>14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3</text:p>
          </table:table-cell>
          <table:table-cell office:value-type="string" table:style-name="ce22">
            <text:p>0.5,pound,,Tea,,3/9 //<text:s/></text:p>
            <text:p>4.5,pound,,Sugar,,2/7.5</text:p>
            <text:p>[180,pound, Fodder]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4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3</text:p>
          </table:table-cell>
          <table:table-cell office:value-type="string" table:style-name="ce11">
            <text:p>2.5,Month,,Pasturage,,<text:s/></text:p>
          </table:table-cell>
          <table:table-cell office:value-type="string" table:style-name="ce20">
            <text:p>Jacob Fredrick Curtius</text:p>
          </table:table-cell>
          <table:table-cell table:style-name="ce1"/>
          <table:table-cell office:value-type="string" table:style-name="ce13">
            <text:p>16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7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88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1">
            <text:p>[Angela Claude/35 minutes]</text:p>
          </table:table-cell>
          <table:table-cell office:value-type="string" table:style-name="ce12">
            <text:p>C_1760_004C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2</text:p>
          </table:table-cell>
          <table:table-cell office:value-type="string" table:style-name="ce11">
            <text:p>By Cash received of Captain John Posey for Allan who enlisted in the service of the Country</text:p>
          </table:table-cell>
          <table:table-cell office:value-type="string" table:style-name="ce20">
            <text:p>Cash Account, Captain John Posey, Allan LNU</text:p>
          </table:table-cell>
          <table:table-cell table:style-name="ce1"/>
          <table:table-cell office:value-type="string" table:style-name="ce11">
            <text:p>17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10</text:p>
          </table:table-cell>
          <table:table-cell table:number-columns-repeated="2"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22">
            <text:p>1,,enslaved,Man,,60..0..0 //</text:p>
            <text:p>1,,enslaved,Boy,,35..0..0 //</text:p>
            <text:p>1,,enslaved,Girl,,30..0..0</text:p>
            <text:p>47.5%,,,Total,125..0..0</text:p>
          </table:table-cell>
          <table:table-cell office:value-type="string" table:style-name="ce19">
            <text:p>John Glassford, FNU LNU, Glasgow LNU, Celia LNU</text:p>
          </table:table-cell>
          <table:table-cell table:style-name="ce1"/>
          <table:table-cell office:value-type="string" table:style-name="ce11">
            <text:p>1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184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3">
          <table:table-cell office:value-type="string" table:style-name="ce13">
            <text:p>Reviewer1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Servants Expens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94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1</text:p>
          </table:table-cell>
          <table:table-cell office:value-type="string" table:style-name="ce11">
            <text:p>1,Barrel,,Corn,,</text:p>
          </table:table-cell>
          <table:table-cell table:style-name="ce1"/>
          <table:table-cell office:value-type="string" table:style-name="ce20">
            <text:p>Colchester Tavern</text:p>
          </table:table-cell>
          <table:table-cell office:value-type="string" table:style-name="ce1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2</text:p>
          </table:table-cell>
          <table:table-cell office:value-type="string" table:style-name="ce18">
            <text:p>Year confirmed by Folio 38</text:p>
          </table:table-cell>
          <table:table-cell table:number-columns-repeated="16347"/>
        </table:table-row>
        <table:table-row table:style-name="ro3">
          <table:table-cell office:value-type="string" table:style-name="ce13">
            <text:p>Reviewer2: Molly Kerr/0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6</text:p>
          </table:table-cell>
          <table:table-cell office:value-type="string" table:style-name="ce11">
            <text:p>0.5,Barrel,,Corn,,</text:p>
          </table:table-cell>
          <table:table-cell table:style-name="ce1"/>
          <table:table-cell office:value-type="string" table:style-name="ce20">
            <text:p>Colchester Tavern</text:p>
          </table:table-cell>
          <table:table-cell office:value-type="string" table:style-name="ce1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2</text:p>
          </table:table-cell>
          <table:table-cell office:value-type="string" table:style-name="ce18">
            <text:p>Year confirmed by Folio 38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7</text:p>
          </table:table-cell>
          <table:table-cell office:value-type="string" table:style-name="ce11">
            <text:p>,,,Cash,, [1,Gray,Mare]<text:s/></text:p>
          </table:table-cell>
          <table:table-cell office:value-type="string" table:style-name="ce19">
            <text:p>Marmaduke Beckwith, Cash Account</text:p>
          </table:table-cell>
          <table:table-cell table:style-name="ce1"/>
          <table:table-cell office:value-type="string" table:style-name="ce1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Year confirmed by Folio 14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3</text:p>
          </table:table-cell>
          <table:table-cell office:value-type="string" table:style-name="ce11">
            <text:p>On the 13th day of November 1760 Died at Port Tobacco, suddenly the Black Horse which Cost £23..0..0 Currency<text:s/></text:p>
          </table:table-cell>
          <table:table-cell table:style-name="ce1"/>
          <table:table-cell office:value-type="string" table:style-name="ce20">
            <text:p>Port Tobacco</text:p>
          </table:table-cell>
          <table:table-cell office:value-type="string" table:style-name="ce11">
            <text:p>-</text:p>
          </table:table-cell>
          <table:table-cell table:number-columns-repeated="7" table:style-name="ce1"/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2</text:p>
          </table:table-cell>
          <table:table-cell table:style-name="ce18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0</text:p>
          </table:table-cell>
          <table:table-cell office:value-type="string" table:style-name="ce11">
            <text:p>0.5,Barrel,,Corn,,</text:p>
          </table:table-cell>
          <table:table-cell office:value-type="string" table:style-name="ce19">
            <text:p>Household Expenses</text:p>
          </table:table-cell>
          <table:table-cell table:style-name="ce1"/>
          <table:table-cell office:value-type="string" table:style-name="ce1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0</text:p>
          </table:table-cell>
          <table:table-cell office:value-type="string" table:style-name="ce18">
            <text:p>Year confirmed by Folio 5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2</text:p>
          </table:table-cell>
          <table:table-cell office:value-type="string" table:style-name="ce11">
            <text:p>1,,Roan,Horse,,</text:p>
          </table:table-cell>
          <table:table-cell office:value-type="string" table:style-name="ce19">
            <text:p>Jacob Gardenhyer</text:p>
          </table:table-cell>
          <table:table-cell table:style-name="ce1"/>
          <table:table-cell office:value-type="string" table:style-name="ce11">
            <text:p>120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0</text:p>
          </table:table-cell>
          <table:table-cell table:number-columns-repeated="2"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Year confirmed by Folio 120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4</text:p>
          </table:table-cell>
          <table:table-cell office:value-type="string" table:style-name="ce11">
            <text:p>,,,Cash,20d, [30,bushel,Oats]<text:s/></text:p>
          </table:table-cell>
          <table:table-cell table:number-columns-repeated="2" table:style-name="ce1"/>
          <table:table-cell office:value-type="string" table:style-name="ce1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10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office:value-type="string" table:style-name="ce18">
            <text:p>Year confirmed by Folio 15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22">
            <text:p>1,,,Horse,,14..0..0 [Sterling] at 47.5%</text:p>
          </table:table-cell>
          <table:table-cell office:value-type="string" table:style-name="ce19">
            <text:p>John Glassford</text:p>
          </table:table-cell>
          <table:table-cell table:style-name="ce1"/>
          <table:table-cell office:value-type="string" table:style-name="ce11">
            <text:p>1</text:p>
          </table:table-cell>
          <table:table-cell table:number-columns-repeated="7" table:style-name="ce1"/>
          <table:table-cell office:value-type="string" table:style-name="ce17">
            <text:p>Virginia</text:p>
          </table:table-cell>
          <table:table-cell office:value-type="string" table:style-name="ce17">
            <text:p>20</text:p>
          </table:table-cell>
          <table:table-cell office:value-type="string" table:style-name="ce17">
            <text:p>13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18">
            <text:p>Year confirmed by Folio 1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table:style-name="ce11"/>
          <table:table-cell office:value-type="string" table:style-name="ce20">
            <text:p>General Charges</text:p>
          </table:table-cell>
          <table:table-cell table:style-name="ce1"/>
          <table:table-cell office:value-type="string" table:style-name="ce1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43</text:p>
          </table:table-cell>
          <table:table-cell office:value-type="string" table:style-name="ce17">
            <text:p>14</text:p>
          </table:table-cell>
          <table:table-cell table:style-name="ce17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office:value-type="string" table:style-name="ce18">
            <text:p>Year confirmed by Folio 7</text:p>
          </table:table-cell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88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3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18"/>
          <table:table-cell table:number-columns-repeated="16347"/>
        </table:table-row>
        <table:table-row table:style-name="ro7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Horses Expences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Let the Examiner be informed that a Roan Horse belonging to the Quantico Store has been kept and fed here during the greatest part of the above term and will continue here to be fed, probably for a longer time - which increases much the amount of the Expence of keeping Horses - already too great. Alexander Henderson</text:p>
          </table:table-cell>
          <table:table-cell office:value-type="string" table:style-name="ce19">
            <text:p>Alexander Henderson</text:p>
          </table:table-cell>
          <table:table-cell office:value-type="string" table:style-name="ce20">
            <text:p>Quantico Store</text:p>
          </table:table-cell>
          <table:table-cell office:value-type="string" table:style-name="ce11">
            <text:p>-</text:p>
          </table:table-cell>
          <table:table-cell table:number-columns-repeated="7" table:style-name="ce1"/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18"/>
          <table:table-cell table:number-columns-repeated="16347"/>
        </table:table-row>
        <table:table-row table:style-name="ro11">
          <table:table-cell table:style-name="ce13"/>
          <table:table-cell table:style-name="ce14"/>
          <table:table-cell table:number-columns-repeated="16382" table:style-name="ce1"/>
        </table:table-row>
        <table:table-row table:style-name="ro11">
          <table:table-cell table:style-name="ce13"/>
          <table:table-cell table:style-name="ce14"/>
          <table:table-cell table:number-columns-repeated="16382"/>
        </table:table-row>
        <table:table-row table:number-rows-repeated="2" table:style-name="ro11">
          <table:table-cell table:number-columns-repeated="16384" table:style-name="ce1"/>
        </table:table-row>
        <table:table-row table:number-rows-repeated="1048509" table:style-name="ro1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istory Revealed</meta:initial-creator>
    <dc:creator>Molly Kerr</dc:creator>
    <meta:creation-date>2021-07-27T19:18:21Z</meta:creation-date>
    <dc:date>2021-10-04T17:00:20Z</dc:date>
    <meta:editing-cycles>4</meta:editing-cycles>
    <meta:editing-duration>PT2141S</meta:editing-duration>
  </office:meta>
</office:document-meta>
</file>